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1.049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99cm" svg:height="0.799cm" svg:x="1.9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6cm" svg:y1="1.127cm" svg:x2="11.16cm" svg:y2="11.287cm">
          <text:p/>
        </draw:line>
        <draw:custom-shape draw:style-name="gr1" draw:text-style-name="P1" xml:id="id3" draw:id="id3" draw:layer="layout" svg:width="0.799cm" svg:height="0.799cm" svg:x="1.982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99cm" svg:height="0.799cm" svg:x="1.984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99cm" svg:height="0.799cm" svg:x="1.984cm" svg:y="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49cm" svg:height="1.507cm" draw:transform="rotate (1.5707963267949) translate (1.652cm 6.588cm)">
          <draw:text-box>
            <text:p text:style-name="P2"><text:span text:style-name="T1">...</text:span></text:p>
          </draw:text-box>
        </draw:frame>
        <draw:custom-shape draw:style-name="gr1" draw:text-style-name="P1" xml:id="id2" draw:id="id2" draw:layer="layout" svg:width="0.799cm" svg:height="0.799cm" svg:x="4.969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99cm" svg:height="0.799cm" svg:x="4.971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cm" svg:height="0.799cm" svg:x="4.972cm" svg:y="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99cm" svg:height="0.799cm" svg:x="7.173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799cm" svg:height="0.799cm" svg:x="7.175cm" svg:y="4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799cm" svg:height="0.799cm" svg:x="7.176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cm" svg:height="0.799cm" svg:x="9.53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799cm" svg:height="0.799cm" svg:x="9.536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79cm" svg:y1="2.67cm" svg:x2="4.969cm" svg:y2="3.773cm" draw:start-shape="id1" draw:start-glue-point="10" draw:end-shape="id2" draw:end-glue-point="6" svg:d="M2779 2670l2190 1103" svg:viewBox="0 0 2191 1104">
          <text:p/>
        </draw:connector>
        <draw:connector draw:style-name="gr4" draw:text-style-name="P1" draw:layer="layout" draw:type="line" svg:x1="2.781cm" svg:y1="3.773cm" svg:x2="4.969cm" svg:y2="3.773cm" draw:start-shape="id3" draw:start-glue-point="10" draw:end-shape="id2" draw:end-glue-point="6" svg:d="M2781 3773h2188" svg:viewBox="0 0 2189 1">
          <text:p/>
        </draw:connector>
        <draw:connector draw:style-name="gr4" draw:text-style-name="P1" draw:layer="layout" draw:type="line" svg:x1="2.783cm" svg:y1="4.876cm" svg:x2="4.969cm" svg:y2="3.773cm" draw:start-shape="id4" draw:start-glue-point="10" draw:end-shape="id2" draw:end-glue-point="6" svg:d="M2783 4876l2186-1103" svg:viewBox="0 0 2187 1104">
          <text:p/>
        </draw:connector>
        <draw:connector draw:style-name="gr4" draw:text-style-name="P1" draw:layer="layout" draw:type="line" svg:x1="2.783cm" svg:y1="7.078cm" svg:x2="4.969cm" svg:y2="3.773cm" draw:start-shape="id5" draw:start-glue-point="10" draw:end-shape="id2" draw:end-glue-point="6" svg:d="M2783 7078l2186-3305" svg:viewBox="0 0 2187 3306">
          <text:p/>
        </draw:connector>
        <draw:connector draw:style-name="gr4" draw:text-style-name="P1" draw:layer="layout" draw:type="line" svg:x1="2.779cm" svg:y1="2.67cm" svg:x2="4.971cm" svg:y2="4.876cm" draw:start-shape="id1" draw:start-glue-point="10" draw:end-shape="id6" draw:end-glue-point="6" svg:d="M2779 2670l2192 2206" svg:viewBox="0 0 2193 2207">
          <text:p/>
        </draw:connector>
        <draw:connector draw:style-name="gr4" draw:text-style-name="P1" draw:layer="layout" draw:type="line" svg:x1="2.779cm" svg:y1="2.67cm" svg:x2="4.972cm" svg:y2="5.978cm" draw:start-shape="id1" draw:start-glue-point="10" draw:end-shape="id7" draw:end-glue-point="6" svg:d="M2779 2670l2193 3308" svg:viewBox="0 0 2194 3309">
          <text:p/>
        </draw:connector>
        <draw:connector draw:style-name="gr4" draw:text-style-name="P1" draw:layer="layout" draw:type="line" svg:x1="2.781cm" svg:y1="3.773cm" svg:x2="4.971cm" svg:y2="4.876cm" draw:start-shape="id3" draw:start-glue-point="10" draw:end-shape="id6" draw:end-glue-point="6" svg:d="M2781 3773l2190 1103" svg:viewBox="0 0 2191 1104">
          <text:p/>
        </draw:connector>
        <draw:connector draw:style-name="gr4" draw:text-style-name="P1" draw:layer="layout" draw:type="line" svg:x1="2.781cm" svg:y1="3.773cm" svg:x2="4.972cm" svg:y2="5.978cm" draw:start-shape="id3" draw:start-glue-point="10" draw:end-shape="id7" draw:end-glue-point="6" svg:d="M2781 3773l2191 2205" svg:viewBox="0 0 2192 2206">
          <text:p/>
        </draw:connector>
        <draw:connector draw:style-name="gr4" draw:text-style-name="P1" draw:layer="layout" draw:type="line" svg:x1="2.783cm" svg:y1="4.876cm" svg:x2="4.971cm" svg:y2="4.876cm" draw:start-shape="id4" draw:start-glue-point="10" draw:end-shape="id6" draw:end-glue-point="6" svg:d="M2783 4876h2188" svg:viewBox="0 0 2189 1">
          <text:p/>
        </draw:connector>
        <draw:connector draw:style-name="gr4" draw:text-style-name="P1" draw:layer="layout" draw:type="line" svg:x1="2.783cm" svg:y1="4.876cm" svg:x2="4.972cm" svg:y2="5.978cm" draw:start-shape="id4" draw:start-glue-point="10" draw:end-shape="id7" draw:end-glue-point="6" svg:d="M2783 4876l2189 1102" svg:viewBox="0 0 2190 1103">
          <text:p/>
        </draw:connector>
        <draw:connector draw:style-name="gr4" draw:text-style-name="P1" draw:layer="layout" draw:type="line" svg:x1="2.783cm" svg:y1="7.078cm" svg:x2="4.971cm" svg:y2="4.876cm" draw:start-shape="id5" draw:start-glue-point="10" draw:end-shape="id6" draw:end-glue-point="6" svg:d="M2783 7078l2188-2202" svg:viewBox="0 0 2189 2203">
          <text:p/>
        </draw:connector>
        <draw:connector draw:style-name="gr4" draw:text-style-name="P1" draw:layer="layout" draw:type="line" svg:x1="2.783cm" svg:y1="7.078cm" svg:x2="4.972cm" svg:y2="5.978cm" draw:start-shape="id5" draw:start-glue-point="10" draw:end-shape="id7" draw:end-glue-point="6" svg:d="M2783 7078l2189-1100" svg:viewBox="0 0 2190 1101">
          <text:p/>
        </draw:connector>
        <draw:connector draw:style-name="gr4" draw:text-style-name="P1" draw:layer="layout" draw:type="line" svg:x1="5.768cm" svg:y1="3.773cm" svg:x2="7.173cm" svg:y2="3.774cm" draw:start-shape="id2" draw:start-glue-point="10" draw:end-shape="id8" draw:end-glue-point="6" svg:d="M5768 3773l1405 1" svg:viewBox="0 0 1406 2">
          <text:p/>
        </draw:connector>
        <draw:connector draw:style-name="gr4" draw:text-style-name="P1" draw:layer="layout" draw:type="line" svg:x1="5.768cm" svg:y1="3.773cm" svg:x2="7.175cm" svg:y2="4.877cm" draw:start-shape="id2" draw:start-glue-point="10" draw:end-shape="id9" draw:end-glue-point="6" svg:d="M5768 3773l1407 1104" svg:viewBox="0 0 1408 1105">
          <text:p/>
        </draw:connector>
        <draw:connector draw:style-name="gr4" draw:text-style-name="P1" draw:layer="layout" draw:type="line" svg:x1="5.768cm" svg:y1="3.773cm" svg:x2="7.176cm" svg:y2="5.98cm" draw:start-shape="id2" draw:start-glue-point="10" draw:end-shape="id10" draw:end-glue-point="6" svg:d="M5768 3773l1408 2207" svg:viewBox="0 0 1409 2208">
          <text:p/>
        </draw:connector>
        <draw:connector draw:style-name="gr4" draw:text-style-name="P1" draw:layer="layout" draw:type="line" svg:x1="5.77cm" svg:y1="4.876cm" svg:x2="7.173cm" svg:y2="3.774cm" draw:start-shape="id6" draw:start-glue-point="10" draw:end-shape="id8" draw:end-glue-point="6" svg:d="M5770 4876l1403-1102" svg:viewBox="0 0 1404 1103">
          <text:p/>
        </draw:connector>
        <draw:connector draw:style-name="gr4" draw:text-style-name="P1" draw:layer="layout" draw:type="line" svg:x1="5.77cm" svg:y1="4.876cm" svg:x2="7.175cm" svg:y2="4.876cm" draw:start-shape="id6" draw:start-glue-point="10" draw:end-shape="id9" draw:end-glue-point="3" svg:d="M5770 4876h1405" svg:viewBox="0 0 1406 1">
          <text:p/>
        </draw:connector>
        <draw:connector draw:style-name="gr4" draw:text-style-name="P1" draw:layer="layout" draw:type="line" svg:x1="5.77cm" svg:y1="4.876cm" svg:x2="7.176cm" svg:y2="5.98cm" draw:start-shape="id6" draw:start-glue-point="10" draw:end-shape="id10" draw:end-glue-point="6" svg:d="M5770 4876l1406 1104" svg:viewBox="0 0 1407 1105">
          <text:p/>
        </draw:connector>
        <draw:connector draw:style-name="gr4" draw:text-style-name="P1" draw:layer="layout" draw:type="line" svg:x1="5.772cm" svg:y1="5.978cm" svg:x2="7.173cm" svg:y2="3.774cm" draw:start-shape="id7" draw:start-glue-point="10" draw:end-shape="id8" draw:end-glue-point="6" svg:d="M5772 5978l1401-2204" svg:viewBox="0 0 1402 2205">
          <text:p/>
        </draw:connector>
        <draw:connector draw:style-name="gr4" draw:text-style-name="P1" draw:layer="layout" draw:type="line" svg:x1="5.772cm" svg:y1="5.978cm" svg:x2="7.175cm" svg:y2="4.877cm" draw:start-shape="id7" draw:start-glue-point="10" draw:end-shape="id9" draw:end-glue-point="6" svg:d="M5772 5978l1403-1101" svg:viewBox="0 0 1404 1102">
          <text:p/>
        </draw:connector>
        <draw:connector draw:style-name="gr4" draw:text-style-name="P1" draw:layer="layout" draw:type="line" svg:x1="5.772cm" svg:y1="5.978cm" svg:x2="7.176cm" svg:y2="5.98cm" draw:start-shape="id7" draw:start-glue-point="10" draw:end-shape="id10" draw:end-glue-point="6" svg:d="M5772 5978l1404 2" svg:viewBox="0 0 1405 3">
          <text:p/>
        </draw:connector>
        <draw:connector draw:style-name="gr4" draw:text-style-name="P1" draw:layer="layout" draw:type="line" svg:x1="7.972cm" svg:y1="3.774cm" svg:x2="9.534cm" svg:y2="4.248cm" draw:start-shape="id8" draw:start-glue-point="10" draw:end-shape="id11" draw:end-glue-point="6" svg:d="M7972 3774l1562 474" svg:viewBox="0 0 1563 475">
          <text:p/>
        </draw:connector>
        <draw:connector draw:style-name="gr4" draw:text-style-name="P1" draw:layer="layout" draw:type="line" svg:x1="7.972cm" svg:y1="3.774cm" svg:x2="9.536cm" svg:y2="5.351cm" draw:start-shape="id8" draw:start-glue-point="10" draw:end-shape="id12" draw:end-glue-point="6" svg:d="M7972 3774l1564 1577" svg:viewBox="0 0 1565 1578">
          <text:p/>
        </draw:connector>
        <draw:connector draw:style-name="gr4" draw:text-style-name="P1" draw:layer="layout" draw:type="line" svg:x1="7.974cm" svg:y1="4.877cm" svg:x2="9.534cm" svg:y2="4.248cm" draw:start-shape="id9" draw:start-glue-point="10" draw:end-shape="id11" draw:end-glue-point="6" svg:d="M7974 4877l1560-629" svg:viewBox="0 0 1561 630">
          <text:p/>
        </draw:connector>
        <draw:connector draw:style-name="gr4" draw:text-style-name="P1" draw:layer="layout" draw:type="line" svg:x1="7.974cm" svg:y1="4.877cm" svg:x2="9.536cm" svg:y2="5.351cm" draw:start-shape="id9" draw:start-glue-point="10" draw:end-shape="id12" draw:end-glue-point="6" svg:d="M7974 4877l1562 474" svg:viewBox="0 0 1563 475">
          <text:p/>
        </draw:connector>
        <draw:connector draw:style-name="gr4" draw:text-style-name="P1" draw:layer="layout" draw:type="line" svg:x1="7.975cm" svg:y1="5.98cm" svg:x2="9.534cm" svg:y2="4.248cm" draw:start-shape="id10" draw:start-glue-point="10" draw:end-shape="id11" draw:end-glue-point="6" svg:d="M7975 5980l1559-1732" svg:viewBox="0 0 1560 1733">
          <text:p/>
        </draw:connector>
        <draw:connector draw:style-name="gr4" draw:text-style-name="P1" draw:layer="layout" draw:type="line" svg:x1="7.975cm" svg:y1="5.98cm" svg:x2="9.536cm" svg:y2="5.351cm" draw:start-shape="id10" draw:start-glue-point="10" draw:end-shape="id12" draw:end-glue-point="6" svg:d="M7975 5980l1561-629" svg:viewBox="0 0 1562 6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6T18:56:23.986814777</dc:date>
    <meta:document-statistic meta:object-count="41"/>
    <meta:generator>LibreOffice/4.2.8.2$Linux_X86_64 LibreOffice_project/420m0$Build-2</meta:generator>
  </office:meta>
</office:document-meta>
</file>